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AA</text:span> </text:p>
      <text:p text:style-name="P2">Company Registration No. BBB </text:p>
      <text:p text:style-name="P2"><text:s/>(Incorporated in the Republic of Singapore) </text:p>
      <text:p text:style-name="P1"/>
      <text:p text:style-name="P1"/>
      <text:p text:style-name="P1"><text:span text:style-name="T3">NOTICE IS HEREBY GIVEN</text:span> that the <text:span text:style-name="T2">First Annual General Meeting</text:span> of the Company will be held : </text:p>
      <text:p text:style-name="P1"/>
      <text:p text:style-name="P1"/>
      <text:p text:style-name="P1">Date and Time<text:tab/> <text:s text:c="3"/>:<text:tab/> <text:s text:c="49"/>at 3.00 pm </text:p>
      <text:p text:style-name="P1"/>
      <text:p text:style-name="P1">Venue<text:tab/><text:tab/> <text:s text:c="3"/>: <text:s/>Add-1 Add-2 Add-3 Add-4 <text:s text:c="33"/></text:p>
      <text:p text:style-name="P1"><text:tab/><text:tab/> </text:p>
      <text:p text:style-name="P1"/>
      <text:p text:style-name="P1">to transact the following business : </text:p>
      <text:p text:style-name="P1"/>
      <text:p text:style-name="P5">A G E N D A </text:p>
      <text:p text:style-name="P1"/>
      <text:p text:style-name="P4">Ordinary Business </text:p>
      <text:p text:style-name="P1"/>
      <text:p text:style-name="P6">1.<text:tab/>To consider the Director’s Report and unaudited Financial Statements for the financial <text:tab/>period from <text:span text:style-name="T2">D1M1YYY1</text:span> to <text:span text:style-name="T2">DDMMYYYY</text:span>; </text:p>
      <text:p text:style-name="P1"/>
      <text:p text:style-name="P1">2.<text:tab/>To re-elect <text:span text:style-name="T2">CCC &amp; DDD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1"/>
      <text:p text:style-name="P1"/>
      <text:p text:style-name="P1"/>
      <text:p text:style-name="P1">___________________________ <text:s text:c="38"/></text:p>
      <text:p text:style-name="P1">CCC<text:tab/><text:tab/><text:tab/><text:tab/><text:tab/> </text:p>
      <text:p text:style-name="P1">Director<text:tab/><text:tab/><text:tab/><text:tab/><text:tab/><text:tab/><text:tab/><text:tab/> </text:p>
      <text:p text:style-name="P1"/>
      <text:p text:style-name="P1">Date :<text:tab/> </text:p>
      <text:p text:style-name="P1"/>
      <text:p text:style-name="P1"/>
      <text:p text:style-name="P3"><text:span text:style-name="T2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1-01T20:50:18</dc:date>
    <dc:creator>phung11764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57" meta:character-count="1650" meta:non-whitespace-character-count="1233"/>
  </office:meta>
</office:document-meta>
</file>